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list-style-name="L1">
      <style:paragraph-properties fo:text-align="start" style:justify-single-word="false"/>
      <style:text-properties style:font-name="Liberation Sans" fo:font-size="15pt" fo:font-weight="bold" officeooo:rsid="00032b03" officeooo:paragraph-rsid="00032b0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Light" fo:font-size="15pt" fo:font-weight="bold" officeooo:rsid="00032b03" officeooo:paragraph-rsid="00032b0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5pt" fo:font-weight="bold" officeooo:rsid="00032b03" officeooo:paragraph-rsid="00032b0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>
      <style:text-properties fo:font-size="11pt" officeooo:paragraph-rsid="00032b03" style:font-size-asian="11pt" style:font-size-complex="11pt"/>
    </style:style>
    <style:style style:name="P7" style:family="paragraph" style:parent-style-name="Text_20_body">
      <style:text-properties officeooo:paragraph-rsid="00032b03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032b03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2b03" style:font-size-asian="11pt" style:font-size-complex="11pt"/>
    </style:style>
    <style:style style:name="T4" style:family="text">
      <style:text-properties fo:color="#a52a2a"/>
    </style:style>
    <style:style style:name="T5" style:family="text">
      <style:text-properties fo:color="#0000cd"/>
    </style:style>
    <style:style style:name="T6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HTML</text:p>
      <text:p text:style-name="P3"/>
      <text:list xml:id="list3371090878" text:style-name="L1">
        <text:list-item>
          <text:p text:style-name="P1">HTML &lt;!DOCTYPE&gt; Declaration</text:p>
        </text:list-item>
      </text:list>
      <text:p text:style-name="P7"><text:span text:style-name="T3">A declaração</text:span><text:span text:style-name="T2"> &lt;!DOCTYPE&gt; </text:span><text:span text:style-name="T3">tem que ser a primeira coisa no seu documento</text:span><text:span text:style-name="T2"> HTML, </text:span><text:span text:style-name="T3">antes da tag</text:span><text:span text:style-name="T2"> &lt;html&gt;.</text:span></text:p>
      <text:p text:style-name="P6">&lt;!DOCTYPE&gt; <text:span text:style-name="T1">não é uma tag </text:span>HTML; é uma <text:s/>instrução ao navegador sobre qual versão do HTML a página em questão foi escrita. <text:span text:style-name="T1">Enquanto no HTML 5 existe só uma, em versões antigas havia várias</text:span></text:p>
      <text:p text:style-name="Heading_20_3">HTML 5</text:p>
      <text:p text:style-name="Text_20_body"><text:span text:style-name="T5">&lt;</text:span><text:span text:style-name="T4">!DOCTYPE</text:span><text:span text:style-name="T6"> html</text:span><text:span text:style-name="T5">&gt;</text:span> </text:p>
      <text:p text:style-name="Heading_20_3">HTML 4.01 Strict</text:p>
      <text:p text:style-name="Text_20_body">This DTD contains all HTML elements and attributes, but does NOT INCLUDE presentational or deprecated elements (like font). Framesets are not allowed.</text:p>
      <text:p text:style-name="Text_20_body"><text:span text:style-name="T5">&lt;</text:span><text:span text:style-name="T4">!DOCTYPE</text:span><text:span text:style-name="T6"> HTML PUBLIC "-//W3C//DTD HTML 4.01//EN" "http://www.w3.org/TR/html4/strict.dtd"</text:span><text:span text:style-name="T5">&gt;</text:span> </text:p>
      <text:p text:style-name="Heading_20_3">HTML 4.01 Transitional</text:p>
      <text:p text:style-name="Text_20_body">This DTD contains all HTML elements and attributes, INCLUDING presentational and deprecated elements (like font). Framesets are not allowed.</text:p>
      <text:p text:style-name="Text_20_body"><text:span text:style-name="T5">&lt;</text:span><text:span text:style-name="T4">!DOCTYPE</text:span><text:span text:style-name="T6"> HTML PUBLIC "-//W3C//DTD HTML 4.01 Transitional//EN" "http://www.w3.org/TR/html4/loose.dtd"</text:span><text:span text:style-name="T5">&gt;</text:span> </text:p>
      <text:p text:style-name="Heading_20_3">HTML 4.01 Frameset</text:p>
      <text:p text:style-name="Text_20_body">This DTD is equal to HTML 4.01 Transitional, but allows the use of frameset content.</text:p>
      <text:p text:style-name="Text_20_body"><text:span text:style-name="T5">&lt;</text:span><text:span text:style-name="T4">!DOCTYPE</text:span><text:span text:style-name="T6"> HTML PUBLIC "-//W3C//DTD HTML 4.01 Frameset//EN" "http://www.w3.org/TR/html4/frameset.dtd"</text:span><text:span text:style-name="T5">&gt;</text:span> </text:p>
      <text:p text:style-name="Heading_20_3">XHTML 1.0 Strict</text:p>
      <text:p text:style-name="Text_20_body">This DTD contains all HTML elements and attributes, but does NOT INCLUDE presentational or deprecated elements (like font). Framesets are not allowed. The markup must also be written as well-formed XML.</text:p>
      <text:p text:style-name="Text_20_body"><text:span text:style-name="T5">&lt;</text:span><text:span text:style-name="T4">!DOCTYPE</text:span><text:span text:style-name="T6"> html PUBLIC "-//W3C//DTD XHTML 1.0 Strict//EN" "http://www.w3.org/TR/xhtml1/DTD/xhtml1-strict.dtd"</text:span><text:span text:style-name="T5">&gt;</text:span> </text:p>
      <text:p text:style-name="Heading_20_3">XHTML 1.0 Transitional</text:p>
      <text:p text:style-name="Text_20_body">This DTD contains all HTML elements and attributes, INCLUDING presentational and deprecated elements (like font). Framesets are not allowed. The markup must also be written as well-formed <text:soft-page-break/>XML.</text:p>
      <text:p text:style-name="Text_20_body"><text:span text:style-name="T5">&lt;</text:span><text:span text:style-name="T4">!DOCTYPE</text:span><text:span text:style-name="T6"> html PUBLIC "-//W3C//DTD XHTML 1.0 Transitional//EN" "http://www.w3.org/TR/xhtml1/DTD/xhtml1-transitional.dtd"</text:span><text:span text:style-name="T5">&gt;</text:span> </text:p>
      <text:p text:style-name="Heading_20_3">XHTML 1.0 Frameset</text:p>
      <text:p text:style-name="Text_20_body">This DTD is equal to XHTML 1.0 Transitional, but allows the use of frameset content.</text:p>
      <text:p text:style-name="Text_20_body"><text:span text:style-name="T5">&lt;</text:span><text:span text:style-name="T4">!DOCTYPE</text:span><text:span text:style-name="T6"> html PUBLIC "-//W3C//DTD XHTML 1.0 Frameset//EN" "http://www.w3.org/TR/xhtml1/DTD/xhtml1-frameset.dtd"</text:span><text:span text:style-name="T5">&gt;</text:span> </text:p>
      <text:p text:style-name="Heading_20_3">XHTML 1.1</text:p>
      <text:p text:style-name="Text_20_body">This DTD is equal to XHTML 1.0 Strict, but allows you to add modules (for example to provide Ruby support for East-Asian languages).</text:p>
      <text:p text:style-name="P8"><text:span text:style-name="T5">&lt;</text:span><text:span text:style-name="T4">!DOCTYPE</text:span><text:span text:style-name="T6"> html PUBLIC "-//W3C//DTD XHTML 1.1//EN" "http://www.w3.org/TR/xhtml11/DTD/xhtml11.dtd"</text:span><text:span text:style-name="T5">&gt;</text:span> 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editing-cycles>2</meta:editing-cycles>
    <meta:creation-date>2008-08-22T11:41:04</meta:creation-date>
    <dc:date>2020-02-26T20:22:48.355200779</dc:date>
    <meta:editing-duration>PT10M58S</meta:editing-duration>
    <meta:document-statistic meta:table-count="0" meta:image-count="0" meta:object-count="0" meta:page-count="2" meta:paragraph-count="27" meta:word-count="288" meta:character-count="2187" meta:non-whitespace-character-count="1918"/>
  </office:meta>
</office:document-meta>
</file>